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3.429cm" svg:x="3.54cm" svg:y="2.651cm">
          <text:p text:style-name="P1">Telus Load </text:p>
          <text:p text:style-name="P1">Balancer / F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429cm" svg:x="11.668cm" svg:y="2.651cm">
          <text:p text:style-name="P1">Statistic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34cm" svg:height="3.302cm" svg:x="3.413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429cm" svg:x="3.794cm" svg:y="8.874cm">
          <text:p text:style-name="P1">ETI Load</text:p>
          <text:p text:style-name="P1">Balancer</text:p>
          <text:p text:style-name="P1">(nginx/haproxy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34cm" svg:height="3.302cm" svg:x="11.668cm" svg:y="9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429cm" svg:x="12.049cm" svg:y="9.255cm">
          <text:p text:style-name="P1">App Serv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34cm" svg:height="3.302cm" svg:x="11.795cm" svg:y="15.0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429cm" svg:x="12.176cm" svg:y="15.351cm">
          <text:p text:style-name="P1">Databases</text:p>
          <text:p text:style-name="P1">(mirrored or</text:p>
          <text:p text:style-name="P1">master/slav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429cm" svg:x="3.666cm" svg:y="15.096cm">
          <text:p text:style-name="P1">Monitoring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207cm" svg:y1="6.08cm" svg:x2="6.207cm" svg:y2="8.747cm">
          <text:p/>
        </draw:line>
        <draw:line draw:style-name="gr3" draw:text-style-name="P1" draw:layer="layout" svg:x1="6.207cm" svg:y1="14.97cm" svg:x2="6.207cm" svg:y2="12.303cm">
          <text:p/>
        </draw:line>
        <draw:line draw:style-name="gr3" draw:text-style-name="P1" draw:layer="layout" svg:x1="9cm" svg:y1="16.874cm" svg:x2="11.667cm" svg:y2="16.874cm">
          <text:p/>
        </draw:line>
        <draw:line draw:style-name="gr3" draw:text-style-name="P1" draw:layer="layout" svg:x1="14.462cm" svg:y1="12.684cm" svg:x2="14.462cm" svg:y2="15.097cm">
          <text:p/>
        </draw:line>
        <draw:line draw:style-name="gr3" draw:text-style-name="P1" draw:layer="layout" svg:x1="6.207cm" svg:y1="14.97cm" svg:x2="14.462cm" svg:y2="12.684cm">
          <text:p/>
        </draw:line>
        <draw:line draw:style-name="gr3" draw:text-style-name="P1" draw:layer="layout" svg:x1="14.335cm" svg:y1="9.001cm" svg:x2="14.335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27T13:47:12.27</meta:creation-date>
    <dc:date>2015-06-27T13:54:35.96</dc:date>
    <meta:editing-duration>P0D</meta:editing-duration>
    <meta:editing-cycles>1</meta:editing-cycles>
    <meta:document-statistic meta:object-count="15"/>
    <meta:generator>LibreOffice/3.6$Windows_x86 LibreOffice_project/2ef5aff-a6fb0ff-166bdff-cf087ad-0f1389</meta:generator>
  </office:meta>
</office:document-meta>
</file>